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fo:font-size="11pt" style:font-size-asian="11pt" style:font-size-complex="11pt"/>
    </style:style>
    <style:style style:name="P2" style:family="paragraph" style:parent-style-name="Standard">
      <style:text-properties fo:color="#24292e" style:font-name="Segoe UI" fo:background-color="#ffffff" style:font-name-complex="Segoe UI1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0366d6" style:font-name="Segoe UI" fo:font-size="15pt" style:text-underline-style="none" fo:font-weight="bold" fo:background-color="#fafbfc" loext:char-shading-value="0" style:font-size-asian="15pt" style:font-weight-asian="bold" style:font-name-complex="Segoe UI1" style:font-size-complex="15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4f265" style:font-size-asian="12pt" style:font-size-complex="12pt"/>
    </style:style>
    <style:style style:name="T6" style:family="text">
      <style:text-properties officeooo:rsid="0014f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gras de Verificação e Análise de Requisitos</text:span></text:p>
      <text:p text:style-name="P2"/>
      <text:p text:style-name="Standard"><text:a xlink:type="simple" xlink:href="https://github.com/thiagoluigi7/TMD-Engenharia" text:style-name="Internet_20_link" text:visited-style-name="Visited_20_Internet_20_Link"><text:span text:style-name="T2">TMD-Engenharia</text:span></text:a></text:p>
      <text:p text:style-name="Standard"/>
      <text:p text:style-name="Standard"><text:span text:style-name="T3">Davi Horner Hoe de Castro</text:span></text:p>
      <text:p text:style-name="Standard"><text:span text:style-name="T3">Thiago Luigi Gonçalves Lima</text:span></text:p>
      <text:p text:style-name="Standard"><text:span text:style-name="T3">Matheus Matias Lima </text:span></text:p>
      <text:p text:style-name="P3"/>
      <text:p text:style-name="Standard"><text:span text:style-name="T3">Características para os Requisitos</text:span></text:p>
      <text:list xml:id="list4182937040" text:style-name="WWNum1">
        <text:list-item>
          <text:p text:style-name="P1">Requisitos Funcionais (RF) define O QUE o software deverá fornecer e seu comportamento durante a aplicação.</text:p>
        </text:list-item>
        <text:list-item>
          <text:p text:style-name="P1">Requisitos Não Funcionais (<text:bookmark text:name="_GoBack"/>RNF) irá DEFINIR as restrições aos requisitos funcionais.</text:p>
        </text:list-item>
      </text:list>
      <text:p text:style-name="P3"/>
      <text:p text:style-name="Standard"><text:span text:style-name="T3">Regras Especificação de Requisitos</text:span></text:p>
      <text:list xml:id="list154909981459893" text:continue-numbering="true" text:style-name="WWNum1">
        <text:list-item>
          <text:p text:style-name="P1">O documento será escrito em português.</text:p>
        </text:list-item>
        <text:list-item>
          <text:p text:style-name="P1">Será escrito de forma <text:span text:style-name="T6">a evitar ambiguidade.</text:span></text:p>
        </text:list-item>
        <text:list-item>
          <text:p text:style-name="P1">Será definido somente um requisito por vez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 Castro</meta:initial-creator>
    <dc:creator>Thiago Luigi Gonçalves Lima</dc:creator>
    <meta:editing-cycles>6</meta:editing-cycles>
    <meta:creation-date>2020-06-29T21:22:00</meta:creation-date>
    <dc:date>2020-08-22T15:49:08.559279258</dc:date>
    <meta:editing-duration>PT12M3S</meta:editing-duration>
    <meta:generator>LibreOffice/6.3.6.2$Linux_X86_64 LibreOffice_project/30$Build-2</meta:generator>
    <meta:document-statistic meta:table-count="0" meta:image-count="0" meta:object-count="0" meta:page-count="1" meta:paragraph-count="12" meta:word-count="80" meta:character-count="519" meta:non-whitespace-character-count="4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